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office:forms form:automatic-focus="false" form:apply-design-mode="false"/>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office:forms form:automatic-focus="false" form:apply-design-mode="false"/>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office:forms form:automatic-focus="false" form:apply-design-mode="false"/>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office:forms form:automatic-focus="false" form:apply-design-mode="false"/>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 text:style-name="P7"><text:span text:style-name="T20">SCSS: !global Switch example:</text:span></text:p>
                <text:p text:style-name="P7"><text:span text:style-name="T21">$main-color: red;</text:span></text:p>
                <text:p text:style-name="P7"><text:span text:style-name="T21">p {</text:span></text:p>
                <text:p text:style-name="P7"><text:span text:style-name="T21"><text:s text:c="3"/></text:span><text:span text:style-name="T22">$main-color: blue !global;</text:span></text:p>
                <text:p text:style-name="P7"><text:span text:style-name="T21"><text:s text:c="3"/></text:span><text:span text:style-name="T21">color: $main-color;</text:span></text:p>
                <text:p text:style-name="P7"><text:span text:style-name="T21">}</text:span></text:p>
                <text:p text:style-name="P7"><text:span text:style-name="T21">a {</text:span></text:p>
                <text:p text:style-name="P7"><text:span text:style-name="T21"><text:s text:c="2"/></text:span><text:span text:style-name="T21">color: $main-color;</text:span></text:p>
                <text:p text:style-name="P7"><text:span text:style-name="T21">}</text:span></text:p>
              </text:list-item>
              <text:list-item>
                <text:p text:style-name="P7"><text:span text:style-name="T23">which will result in CSS:</text:span></text:p>
                <text:p text:style-name="P7"><text:span text:style-name="T21">p {</text:span></text:p>
                <text:p text:style-name="P7"><text:span text:style-name="T21"><text:s text:c="2"/></text:span><text:span text:style-name="T21">color: blue;</text:span></text:p>
                <text:p text:style-name="P7"><text:span text:style-name="T21">}</text:span></text:p>
                <text:p text:style-name="P7"><text:span text:style-name="T21">a {</text:span></text:p>
                <text:p text:style-name="P7"><text:span text:style-name="T21"><text:s text:c="2"/></text:span><text:span text:style-name="T21">color: blue;</text:span></text:p>
                <text:p text:style-name="P7"><text:span text:style-name="T21">}</text:span></text:p>
              </text:list-item>
              <text:list-item>
                <text:p text:style-name="P7"><text:span text:style-name="T23">Best practice is to define all your global variables in a single file, named _globals.scss by convention, and include it using @include anywhere it's needed.</text:span></text:p>
              </text:list-item>
            </text:list>
          </draw:text-box>
        </draw:frame>
        <presentation:notes draw:style-name="dp2">
          <office:forms form:automatic-focus="false" form:apply-design-mode="false"/>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23T00:25:09.431047115</dc:date>
    <meta:editing-duration>PT3H42M12S</meta:editing-duration>
    <meta:editing-cycles>56</meta:editing-cycles>
    <meta:generator>LibreOffice/4.2.8.2$Linux_x86 LibreOffice_project/420m0$Build-2</meta:generator>
    <meta:document-statistic meta:object-count="129"/>
  </office:meta>
</office:document-meta>
</file>